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eveloppaper.com/spring-security-comes-with-firewall-you-dont-know-how-secure-your-system-i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101" meta:non-whitespace-character-count="101"/>
  </office:meta>
</office:document-meta>
</file>